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9000000952EA2BC2ED914340C.png" manifest:media-type="image/png"/>
  <manifest:file-entry manifest:full-path="Pictures/10000201000002920000027F6C7D7672EC45893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891d" officeooo:paragraph-rsid="001289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ZAMMIL IQBAL</text:p>
      <text:p text:style-name="P1">FA17-BECE-0011</text:p>
      <text:p text:style-name="P1"/>
      <text:p text:style-name="P1">LAB8 </text:p>
      <text:p text:style-name="P1"/>
      <text:p text:style-name="P1"><draw:frame draw:style-name="fr2" draw:name="Image1" text:anchor-type="paragraph" svg:width="6.8543in" svg:height="6.6563in" draw:z-index="1"><draw:image xlink:href="Pictures/10000201000002920000027F6C7D7672EC458938.png" xlink:type="simple" xlink:show="embed" xlink:actuate="onLoad" loext:mime-type="image/png"/></draw:frame><draw:frame draw:style-name="fr1" draw:name="Image2" text:anchor-type="paragraph" svg:x="0.1035in" svg:y="7.0201in" svg:width="5.5937in" svg:height="1.552in" draw:z-index="0"><draw:image xlink:href="Pictures/1000020100000219000000952EA2BC2ED914340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0:29:40.762301085</meta:creation-date>
    <dc:date>2019-11-18T10:34:06.510126402</dc:date>
    <meta:editing-duration>PT4M27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3" meta:word-count="4" meta:character-count="33" meta:non-whitespace-character-count="31"/>
  </office:meta>
</office:document-meta>
</file>